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
      <style:paragraph-properties fo:break-before="page"/>
    </style:style>
    <style:style style:name="P2" style:family="paragraph" style:parent-style-name="p">
      <style:paragraph-properties fo:break-before="page"/>
    </style:style>
    <style:style style:name="T1" style:family="text" style:parent-style-name="i-b">
      <style:text-properties fo:font-weight="normal" style:font-weight-asian="normal" style:font-weight-complex="normal"/>
    </style:style>
    <style:style style:name="T2" style:family="text" style:parent-style-name="i-b">
      <style:text-properties fo:font-weight="normal" style:font-weight-asian="normal" style:font-weight-complex="normal"/>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iography</text:p>
      <text:p text:style-name="p">Granor, TE 2003, <text:span text:style-name="i-i">OOoSwitch: 501 things you wanted to know about switching to OpenOffice.org from Microsoft Office</text:span>, Hentzenwerke Publishing.</text:p>
      <text:p text:style-name="p">Weber, JH 2004, <text:span text:style-name="i-i">OpenOffice.org Writer: the free alternative to Microsoft Word</text:span>, O’Reilly Media, Inc., CA.</text:p>
      <text:p text:style-name="p"><text:span text:style-name="T1">OpenOffice.org, viewed 15 July 2005, &lt;</text:span><text:a xlink:type="simple" xlink:href="http://www.openoffice.org/"><text:span text:style-name="T2">http://www.openoffice.org/</text:span></text:a><text:span text:style-name="T1">&gt;.</text:span></text:p>
      <text:p text:style-name="p"/>
      <text:p text:style-name="P2"/>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Bibliography</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Bibliography</text:title></text:p>
            </table:table-cell>
            <table:table-cell table:style-name="Table3.A1" office:value-type="string">
              <text:p text:style-name="P1"><text:span text:style-name="i-b"><text:page-number text:select-page="current">2</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Bibliography</text:title></text:p>
            </table:table-cell>
            <table:table-cell table:style-name="Table4.A1" office:value-type="string">
              <text:p text:style-name="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Bibliography</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Bibliography</dc:title>
    <dc:subject>Integrated Content Environment (ICE) user guide</dc:subject>
    <meta:initial-creator>Pamela Glossop</meta:initial-creator>
    <meta:creation-date>2006-03-08T13:58:23</meta:creation-date>
    <dc:creator>Pamela Glossop</dc:creator>
    <dc:date>2006-10-03T09:18:42</dc:date>
    <dc:language>en-US</dc:language>
    <meta:editing-cycles>10</meta:editing-cycles>
    <meta:editing-duration>PT2M39S</meta:editing-duration>
    <meta:template xlink:type="simple" xlink:actuate="onRequest" xlink:role="template" xlink:href="../../../../../ice-usq/trunk/usq-content/templates/ice-template.ott" xlink:title="ice-template" meta:date="2006-09-22T14:28:32"/>
    <meta:user-defined meta:name="Info 1"/>
    <meta:user-defined meta:name="Info 2"/>
    <meta:user-defined meta:name="Info 3"/>
    <meta:user-defined meta:name="Info 4"/>
    <meta:document-statistic meta:table-count="12" meta:image-count="0" meta:object-count="0" meta:page-count="2" meta:paragraph-count="24" meta:word-count="42" meta:character-count="34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